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79000003990159F2EDFBFCD6B1.png" manifest:media-type="image/png"/>
  <manifest:file-entry manifest:full-path="Pictures/1000000100000375000003A7AB86F14A84D17A38.png" manifest:media-type="image/png"/>
  <manifest:file-entry manifest:full-path="Pictures/1000000100000373000003A2A7FA87A851CC104E.png" manifest:media-type="image/png"/>
  <manifest:file-entry manifest:full-path="Pictures/10000001000003760000039A8E557EAAFA6897AD.png" manifest:media-type="image/png"/>
  <manifest:file-entry manifest:full-path="Pictures/100000010000037A000003A85F1CEE6CB6344BEC.png" manifest:media-type="image/png"/>
  <manifest:file-entry manifest:full-path="Pictures/10000001000003790000039C1D6DE8764B045A7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tge1" text:anchor-type="char" svg:width="17cm" svg:height="17.669cm" draw:z-index="0"><draw:image xlink:href="Pictures/10000001000003790000039C1D6DE8764B045A7E.png" xlink:type="simple" xlink:show="embed" xlink:actuate="onLoad" draw:mime-type="image/png"/></draw:frame><text:tab/></text:p>
      <text:p text:style-name="Standard"><text:tab/></text:p>
      <text:p text:style-name="Standard"/>
      <text:p text:style-name="Standard"><text:tab/></text:p>
      <text:p text:style-name="Standard"><text:tab/><text:tab/></text:p>
      <text:p text:style-name="Standard"><text:tab/></text:p>
      <text:p text:style-name="Standard"><text:tab/></text:p>
      <text:p text:style-name="Standard"><text:tab/></text:p>
      <text:p text:style-name="Standard"/>
      <text:p text:style-name="Standard"/>
      <text:p text:style-name="Standard"/>
      <text:p text:style-name="Standard"><draw:frame draw:style-name="fr2" draw:name="Imatge2" text:anchor-type="char" svg:width="17cm" svg:height="17.905cm" draw:z-index="1"><draw:image xlink:href="Pictures/1000000100000373000003A2A7FA87A851CC104E.png" xlink:type="simple" xlink:show="embed" xlink:actuate="onLoad" draw:mime-type="image/png"/></draw:frame><text:soft-page-break/><text:tab/></text:p>
      <text:p text:style-name="Standard"><text:tab/></text:p>
      <text:p text:style-name="Standard"/>
      <text:p text:style-name="Standard"><text:tab/></text:p>
      <text:p text:style-name="Standard"><text:tab/><text:tab/></text:p>
      <text:p text:style-name="Standard"><text:tab/></text:p>
      <text:p text:style-name="Standard"/>
      <text:p text:style-name="Standard"><text:tab/></text:p>
      <text:p text:style-name="Standard"><text:tab/></text:p>
      <text:p text:style-name="Standard"><text:tab/></text:p>
      <text:p text:style-name="Standard"><text:tab/></text:p>
      <text:p text:style-name="Standard"/>
      <text:p text:style-name="Standard"><text:tab/></text:p>
      <text:p text:style-name="Standard"><text:tab/></text:p>
      <text:p text:style-name="Standard"/>
      <text:p text:style-name="Standard"><text:tab/></text:p>
      <text:p text:style-name="Standard"><text:soft-page-break/></text:p>
      <text:p text:style-name="Standard"><draw:frame draw:style-name="fr1" draw:name="Imatge3" text:anchor-type="char" svg:width="17cm" svg:height="17.879cm" draw:z-index="2"><draw:image xlink:href="Pictures/100000010000037A000003A85F1CEE6CB6344BEC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tge4" text:anchor-type="char" svg:width="17cm" svg:height="17.96cm" draw:z-index="3"><draw:image xlink:href="Pictures/1000000100000375000003A7AB86F14A84D17A38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tge5" text:anchor-type="char" svg:width="17cm" svg:height="17.69cm" draw:z-index="4"><draw:image xlink:href="Pictures/10000001000003760000039A8E557EAAFA6897A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tge6" text:anchor-type="char" svg:width="17cm" svg:height="17.611cm" draw:z-index="5"><draw:image xlink:href="Pictures/1000000100000379000003990159F2EDFBFCD6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2:08:43.574050737</meta:creation-date>
    <dc:date>2025-09-19T12:11:42.392198877</dc:date>
    <meta:editing-duration>PT3M</meta:editing-duration>
    <meta:editing-cycles>1</meta:editing-cycles>
    <meta:document-statistic meta:table-count="0" meta:image-count="6" meta:object-count="0" meta:page-count="6" meta:paragraph-count="21" meta:word-count="0" meta:character-count="23" meta:non-whitespace-character-count="0"/>
    <meta:generator>LibreOffice/7.5.6.2$Linux_X86_64 LibreOffice_project/50$Build-2</meta:generator>
  </office:meta>
</office:document-meta>
</file>